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11b6f2" style:font-name="Times New Roman" officeooo:rsid="001fe3a0" officeooo:paragraph-rsid="00262e36"/>
    </style:style>
    <style:style style:name="P2" style:family="paragraph" style:parent-style-name="Standard">
      <style:paragraph-properties fo:text-align="center" style:justify-single-word="false"/>
      <style:text-properties fo:color="#032b4f" style:font-name="Times New Roman" fo:font-size="16pt" officeooo:rsid="0020052e" officeooo:paragraph-rsid="00262e36" style:font-size-asian="16pt" style:font-size-complex="16pt"/>
    </style:style>
    <style:style style:name="P3" style:family="paragraph" style:parent-style-name="Standard">
      <style:text-properties style:font-name="Times New Roman" officeooo:rsid="001fe3a0" officeooo:paragraph-rsid="001fe3a0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1fe3a0" officeooo:paragraph-rsid="00262e36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fe3a0" officeooo:paragraph-rsid="00262e36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style:font-name="Times New Roman" fo:font-size="10pt" fo:font-style="italic" fo:font-weight="bold" officeooo:rsid="001fe3a0" officeooo:paragraph-rsid="0033cf95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style:font-name="Times New Roman" fo:font-size="10pt" fo:font-style="italic" fo:font-weight="bold" officeooo:rsid="001fe3a0" officeooo:paragraph-rsid="0033cf95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style:font-name="Times New Roman" fo:font-size="10pt" fo:font-style="italic" fo:font-weight="bold" officeooo:rsid="001fe3a0" officeooo:paragraph-rsid="00262e36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rsid="001fe3a0" officeooo:paragraph-rsid="0020052e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1pt" officeooo:rsid="001fe3a0" officeooo:paragraph-rsid="0020052e" style:font-size-asian="11pt" style:font-size-complex="11pt"/>
    </style:style>
    <style:style style:name="P11" style:family="paragraph" style:parent-style-name="Standard">
      <style:text-properties style:font-name="Times New Roman" officeooo:rsid="001fe3a0" officeooo:paragraph-rsid="0020052e"/>
    </style:style>
    <style:style style:name="P12" style:family="paragraph" style:parent-style-name="Standard">
      <style:text-properties style:font-name="Times New Roman" fo:font-size="10pt" officeooo:rsid="001fe3a0" officeooo:paragraph-rsid="0020052e" style:font-size-asian="10pt" style:font-size-complex="10pt"/>
    </style:style>
    <style:style style:name="P13" style:family="paragraph" style:parent-style-name="Standard">
      <style:text-properties fo:color="#11b6f2" style:font-name="Times New Roman" fo:font-size="11pt" style:text-underline-style="solid" style:text-underline-width="auto" style:text-underline-color="font-color" fo:font-weight="bold" officeooo:rsid="001fe3a0" officeooo:paragraph-rsid="0020052e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0000" style:font-name="Times New Roman" fo:font-size="13pt" style:text-underline-style="solid" style:text-underline-width="auto" style:text-underline-color="font-color" fo:font-weight="bold" officeooo:rsid="001fe3a0" officeooo:paragraph-rsid="0020052e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032b4f" style:font-name="Times New Roman" fo:font-size="10pt" style:text-underline-style="solid" style:text-underline-width="auto" style:text-underline-color="font-color" fo:font-weight="bold" officeooo:rsid="001fe3a0" officeooo:paragraph-rsid="0020052e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1fe3a0" officeooo:paragraph-rsid="0020052e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officeooo:rsid="0024d000"/>
    </style:style>
    <style:style style:name="T3" style:family="text">
      <style:text-properties fo:color="#032b4f"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officeooo:rsid="002e8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[session.formation.nom;b<text:span text:style-name="T4">lock=tbs:page;</text:span>]</text:p>
            <text:p text:style-name="P1">[session.datePrecisions]</text:p>
            <text:p text:style-name="P4"/>
            <text:p text:style-name="P5">Lieu : [session.lieu]</text:p>
            <text:p text:style-name="P5">Nombre de stagiaires : [session.nombreInscrits]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3">Objectifs :</text:p>
            <text:p text:style-name="P13"/>
            <text:p text:style-name="P10">[session.formation.<text:span text:style-name="T2">objectifs</text:span>]</text:p>
            <text:p text:style-name="P10"/>
          </table:table-cell>
        </table:table-row>
        <table:table-row>
          <table:table-cell table:style-name="Table1.A1" office:value-type="string">
            <text:p text:style-name="P9"/>
            <text:p text:style-name="P13">Public visé :</text:p>
            <text:p text:style-name="P13"/>
            <text:p text:style-name="P10">[session.formation.publics]</text:p>
            <text:p text:style-name="P10"/>
          </table:table-cell>
        </table:table-row>
        <table:table-row>
          <table:table-cell table:style-name="Table1.A1" office:value-type="string">
            <text:p text:style-name="P9"/>
            <text:p text:style-name="P13">Programme :</text:p>
            <text:p text:style-name="P13"/>
            <text:p text:style-name="P10">[session.formation.programme]</text:p>
            <text:p text:style-name="P10"/>
            <text:p text:style-name="P10"/>
            <text:p text:style-name="P13">Méthodes pédagogiques :</text:p>
            <text:p text:style-name="P13"/>
            <text:p text:style-name="P10">[session.formation.methodes]</text:p>
            <text:p text:style-name="P10"/>
          </table:table-cell>
        </table:table-row>
        <table:table-row>
          <table:table-cell table:style-name="Table1.A1" office:value-type="string">
            <text:p text:style-name="P11"/>
            <text:p text:style-name="P14">Date limite d’inscription : [session.dateLimiteInscription]</text:p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15:45.405740090</meta:creation-date>
    <dc:date>2019-03-18T11:37:05.904704836</dc:date>
    <meta:editing-duration>PT28M37S</meta:editing-duration>
    <meta:editing-cycles>18</meta:editing-cycles>
    <meta:generator>LibreOffice/5.2.7.2$Linux_X86_64 LibreOffice_project/20m0$Build-2</meta:generator>
    <meta:document-statistic meta:table-count="2" meta:image-count="0" meta:object-count="0" meta:page-count="1" meta:paragraph-count="13" meta:word-count="29" meta:character-count="361" meta:non-whitespace-character-count="345"/>
  </office:meta>
</office:document-meta>
</file>